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Geral</text:h>
      <text:list xml:id="list16481058721" text:style-name="L1">
        <text:list-item>
          <text:p text:style-name="P1">Fornecer o mair número de informações a respeito da fratura de colo de fêmur de idosos;</text:p>
        </text:list-item>
      </text:list>
      <text:h text:style-name="Heading_20_1" text:outline-level="1">Objetivos Específicos</text:h>
      <text:list xml:id="list43166303" text:continue-numbering="true" text:style-name="L1">
        <text:list-item>
          <text:p text:style-name="P1">Diagnóstico</text:p>
        </text:list-item>
        <text:list-item>
          <text:p text:style-name="P1">Prognóstico</text:p>
        </text:list-item>
        <text:list-item>
          <text:p text:style-name="P1">Complicações da fratura na cabeça do fêmur</text:p>
        </text:list-item>
        <text:list-item>
          <text:p text:style-name="P1">Sinais e sintomas</text:p>
        </text:list-item>
        <text:list-item>
          <text:p text:style-name="P1">Determinar tipos de fratura;</text:p>
        </text:list-item>
        <text:list-item>
          <text:p text:style-name="P1">Definir os sinais e sintomas das fraturas;</text:p>
        </text:list-item>
        <text:list-item>
          <text:p text:style-name="P1">Sobre cuidados pós-cirúrgicos;</text:p>
        </text:list-item>
        <text:list-item>
          <text:p text:style-name="P1">Importância da redução da fratura de fêmur;</text:p>
        </text:list-item>
        <text:list-item>
          <text:p text:style-name="P1">Atender a profissionais da área ortopéd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 </meta:initial-creator>
    <meta:creation-date>2013-09-16T13:15:51</meta:creation-date>
    <dc:date>2013-09-24T15:14:50</dc:date>
    <dc:creator>beto </dc:creator>
    <meta:editing-duration>PT2H28M21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2" meta:word-count="69" meta:character-count="399" meta:non-whitespace-character-count="352"/>
  </office:meta>
</office:document-meta>
</file>